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b70d" officeooo:paragraph-rsid="0018b70d"/>
    </style:style>
    <style:style style:name="P2" style:family="paragraph" style:parent-style-name="Standard">
      <style:text-properties fo:color="#800000" fo:font-size="36pt" fo:font-weight="bold" officeooo:rsid="0018b70d" officeooo:paragraph-rsid="0018b70d" style:font-size-asian="36pt" style:font-weight-asian="bold" style:font-size-complex="36pt" style:font-weight-complex="bold"/>
    </style:style>
    <style:style style:name="P3" style:family="paragraph" style:parent-style-name="Standard">
      <style:text-properties fo:font-size="10pt" officeooo:rsid="0018b70d" officeooo:paragraph-rsid="0018b70d" style:font-size-asian="10pt" style:font-size-complex="10pt"/>
    </style:style>
    <style:style style:name="P4" style:family="paragraph" style:parent-style-name="Standard">
      <style:text-properties fo:font-size="10pt" officeooo:rsid="0018b70d" officeooo:paragraph-rsid="0019b277" style:font-size-asian="10pt" style:font-size-complex="10pt"/>
    </style:style>
    <style:style style:name="P5" style:family="paragraph" style:parent-style-name="Standard">
      <style:text-properties fo:font-size="10pt" officeooo:rsid="0019b277" officeooo:paragraph-rsid="0019b277" style:font-size-asian="10pt" style:font-size-complex="10pt"/>
    </style:style>
    <style:style style:name="T1" style:family="text">
      <style:text-properties fo:color="#800000"/>
    </style:style>
    <style:style style:name="T2" style:family="text">
      <style:text-properties fo:color="#800000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800000" fo:font-weight="bold" style:font-weight-asian="bold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019b2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1: (jeu1.txt)</text:p>
      <text:p text:style-name="P1"/>
      <text:p text:style-name="P3">DURAND 120</text:p>
      <text:p text:style-name="P3"/>
      <text:p text:style-name="P3"><text:s text:c="2"/>BEAUJOLAIS <text:s text:c="4"/>vieillesgaleries 50 <text:s/>prixmultiples 70 ,</text:p>
      <text:p text:style-name="P3"/>
      <text:p text:style-name="P3"><text:s text:c="2"/>prixmultiples 110,</text:p>
      <text:p text:style-name="P3"/>
      <text:p text:style-name="P3"><text:s text:c="2"/>BOURGOGNE <text:s text:c="5"/>potin 50 vieillesgaleries 40 elephant 10;</text:p>
      <text:p text:style-name="P3"/>
      <text:p text:style-name="P3"/>
      <text:p text:style-name="P3">DUPONT <text:s text:c="2"/>110</text:p>
      <text:p text:style-name="P3"/>
      <text:p text:style-name="P3"><text:s text:c="2"/>BOURGOGNE <text:s text:c="5"/>croisement 70 superv 40;</text:p>
      <text:p text:style-name="P3"/>
      <text:p text:style-name="P3"/>
      <text:p text:style-name="P3">POTIN <text:s/>140</text:p>
      <text:p text:style-name="P3"/>
      <text:p text:style-name="P3"><text:s text:c="2"/>BEAUJOLAIS <text:s text:c="4"/>potin 90 ;</text:p>
      <text:p text:style-name="P3"/>
      <text:p text:style-name="P3"/>
      <text:p text:style-name="P3">DURAND</text:p>
      <text:p text:style-name="P3"/>
      <text:p text:style-name="P3"><text:s text:c="2"/>elephant 90;</text:p>
      <text:p text:style-name="P3"/>
      <text:p text:style-name="P3">POTIN</text:p>
      <text:p text:style-name="P3"/>
      <text:p text:style-name="P3"><text:s text:c="2"/>croisement 40 <text:s/>potin 50,</text:p>
      <text:p text:style-name="P3"/>
      <text:p text:style-name="P3"><text:s text:c="2"/>BOURGOGNE <text:s text:c="5"/>elephant 100;</text:p>
      <text:p text:style-name="P3"/>
      <text:p text:style-name="P3">DURAND 180</text:p>
      <text:p text:style-name="P3"/>
      <text:p text:style-name="P3"><text:s text:c="2"/>BEAUJOLAIS <text:s text:c="4"/>bouiboui 120 croisement 50,</text:p>
      <text:p text:style-name="P3"/>
      <text:p text:style-name="P3"><text:s text:c="2"/>superv 110;</text:p>
      <text:p text:style-name="P3"/>
      <text:p text:style-name="P3"><text:s/>/</text:p>
      <text:p text:style-name="P1"/>
      <text:p text:style-name="P1"><text:span text:style-name="T2">Test2: (Erreur non fatale: Vin livrée inférieur à 0 litre)</text:span></text:p>
      <text:p text:style-name="P1"/>
      <text:p text:style-name="P3">DURAND 120</text:p>
      <text:p text:style-name="P3"/>
      <text:p text:style-name="P3"><text:s text:c="2"/>BEAUJOLAIS <text:s text:c="4"/>vieillesgaleries 0 <text:s/>prixmultiples 70 ,</text:p>
      <text:p text:style-name="P3"/>
      <text:p text:style-name="P3"><text:s text:c="2"/>prixmultiples 110,</text:p>
      <text:p text:style-name="P3"/>
      <text:p text:style-name="P3"><text:s text:c="2"/>BOURGOGNE <text:s text:c="5"/>potin 50 vieillesgaleries 40 elephant 10;</text:p>
      <text:p text:style-name="P3"/>
      <text:p text:style-name="P3"/>
      <text:p text:style-name="P3">DUPONT <text:s text:c="2"/>110</text:p>
      <text:p text:style-name="P3"/>
      <text:p text:style-name="P3"><text:s text:c="2"/>BOURGOGNE <text:s text:c="5"/>croisement 70 superv 40;</text:p>
      <text:p text:style-name="P3"><text:soft-page-break/></text:p>
      <text:p text:style-name="P3"/>
      <text:p text:style-name="P3">POTIN <text:s/>140</text:p>
      <text:p text:style-name="P3"/>
      <text:p text:style-name="P3"><text:s text:c="2"/>BEAUJOLAIS <text:s text:c="4"/>potin 90 ;</text:p>
      <text:p text:style-name="P3"/>
      <text:p text:style-name="P3"/>
      <text:p text:style-name="P3">DURAND</text:p>
      <text:p text:style-name="P3"/>
      <text:p text:style-name="P3"><text:s text:c="2"/>elephant 90;</text:p>
      <text:p text:style-name="P3"/>
      <text:p text:style-name="P3">POTIN</text:p>
      <text:p text:style-name="P3"/>
      <text:p text:style-name="P3"><text:s text:c="2"/>croisement 40 <text:s/>potin 50,</text:p>
      <text:p text:style-name="P3"/>
      <text:p text:style-name="P3"><text:s text:c="2"/>BOURGOGNE <text:s text:c="5"/>elephant 100;</text:p>
      <text:p text:style-name="P3"/>
      <text:p text:style-name="P3">DURAND 180</text:p>
      <text:p text:style-name="P3"/>
      <text:p text:style-name="P3"><text:s text:c="2"/>BEAUJOLAIS <text:s text:c="4"/>bouiboui 120 croisement 50,</text:p>
      <text:p text:style-name="P3"/>
      <text:p text:style-name="P3"><text:s text:c="2"/>superv 110;</text:p>
      <text:p text:style-name="P3"/>
      <text:p text:style-name="P3"><text:s/>/</text:p>
      <text:p text:style-name="P1"/>
      <text:p text:style-name="P1"/>
      <text:p text:style-name="P1"><text:s/><text:span text:style-name="T2">Test3: (Erreur non fatale: Livraison de vin supérieur à ce qu'il y a dans la citerne)</text:span></text:p>
      <text:p text:style-name="P1"/>
      <text:p text:style-name="P1"/>
      <text:p text:style-name="P1"><text:s/><text:span text:style-name="T4">DURAND 120</text:span></text:p>
      <text:p text:style-name="P3"/>
      <text:p text:style-name="P3"><text:s text:c="3"/>BEAUJOLAIS <text:s text:c="4"/>vieillesgaleries 400 <text:s/>prixmultiples 70 ,</text:p>
      <text:p text:style-name="P3"/>
      <text:p text:style-name="P3"><text:s text:c="3"/>prixmultiples 110,</text:p>
      <text:p text:style-name="P3"/>
      <text:p text:style-name="P3"><text:s text:c="3"/>BOURGOGNE <text:s text:c="5"/>potin 50 vieillesgaleries 40 elephant 10;</text:p>
      <text:p text:style-name="P3"/>
      <text:p text:style-name="P3"/>
      <text:p text:style-name="P3"><text:s/>DUPONT <text:s text:c="2"/>110</text:p>
      <text:p text:style-name="P3"/>
      <text:p text:style-name="P3"><text:s text:c="3"/>BOURGOGNE <text:s text:c="5"/>croisement 70 superv 40;</text:p>
      <text:p text:style-name="P3"/>
      <text:p text:style-name="P3"/>
      <text:p text:style-name="P3"><text:s/>POTIN <text:s/>140</text:p>
      <text:p text:style-name="P3"/>
      <text:p text:style-name="P3"><text:s text:c="3"/>BEAUJOLAIS <text:s text:c="4"/>potin 90 ;</text:p>
      <text:p text:style-name="P3"/>
      <text:p text:style-name="P3"/>
      <text:p text:style-name="P3"><text:s/>DURAND</text:p>
      <text:p text:style-name="P3"/>
      <text:p text:style-name="P3"><text:s text:c="3"/>elephant 90;</text:p>
      <text:p text:style-name="P3"/>
      <text:p text:style-name="P3"><text:soft-page-break/><text:s/>POTIN</text:p>
      <text:p text:style-name="P3"/>
      <text:p text:style-name="P3"><text:s text:c="3"/>croisement 40 <text:s/>potin 50,</text:p>
      <text:p text:style-name="P3"/>
      <text:p text:style-name="P3"><text:s text:c="3"/>BOURGOGNE <text:s text:c="5"/>elephant 100;</text:p>
      <text:p text:style-name="P3"/>
      <text:p text:style-name="P3"><text:s/>DURAND 180</text:p>
      <text:p text:style-name="P3"/>
      <text:p text:style-name="P3"><text:s text:c="3"/>BEAUJOLAIS <text:s text:c="4"/>bouiboui 120 croisement 50,</text:p>
      <text:p text:style-name="P3"/>
      <text:p text:style-name="P3"><text:s text:c="3"/>superv 110;</text:p>
      <text:p text:style-name="P3"/>
      <text:p text:style-name="P3">/</text:p>
      <text:p text:style-name="P3"/>
      <text:p text:style-name="P2">Test4: (Erreur fatal: Plus de 10 chauffeurs)</text:p>
      <text:p text:style-name="P1"/>
      <text:p text:style-name="P3">DURAND 120</text:p>
      <text:p text:style-name="P3"/>
      <text:p text:style-name="P3"><text:s text:c="2"/>BEAUJOLAIS <text:s text:c="4"/>vieillesgaleries 50 <text:s/>prixmultiples 70 ,</text:p>
      <text:p text:style-name="P3"/>
      <text:p text:style-name="P3"><text:s text:c="2"/>prixmultiples 110,</text:p>
      <text:p text:style-name="P3"/>
      <text:p text:style-name="P3"><text:s text:c="2"/>BOURGOGNE <text:s text:c="5"/>potin 50 vieillesgaleries 40 elephant 10;</text:p>
      <text:p text:style-name="P3"/>
      <text:p text:style-name="P3"/>
      <text:p text:style-name="P3">DUPONT <text:s text:c="2"/>110</text:p>
      <text:p text:style-name="P3"/>
      <text:p text:style-name="P3"><text:s text:c="2"/>BOURGOGNE <text:s text:c="5"/>croisement 70 superv 40;</text:p>
      <text:p text:style-name="P3"/>
      <text:p text:style-name="P3"/>
      <text:p text:style-name="P3">POTIN <text:s/>140</text:p>
      <text:p text:style-name="P3"/>
      <text:p text:style-name="P3"><text:s text:c="2"/>BEAUJOLAIS <text:s text:c="4"/>potin 90 ;</text:p>
      <text:p text:style-name="P3"/>
      <text:p text:style-name="P3"><text:span text:style-name="T5">MARTIN </text:span>180</text:p>
      <text:p text:style-name="P3"/>
      <text:p text:style-name="P3"><text:s text:c="2"/>BEAUJOLAIS <text:s text:c="4"/>bouiboui 120 croisement 50,</text:p>
      <text:p text:style-name="P3"/>
      <text:p text:style-name="P3"><text:s text:c="2"/>superv 110;</text:p>
      <text:p text:style-name="P3"/>
      <text:p text:style-name="P3"><text:span text:style-name="T5">LEBLANC</text:span> 120</text:p>
      <text:p text:style-name="P3"/>
      <text:p text:style-name="P3"><text:s text:c="4"/>BEAUJOLAIS <text:s text:c="4"/>vieillesgaleries 50 <text:s/>prixmultiples 70 ,</text:p>
      <text:p text:style-name="P3"/>
      <text:p text:style-name="P3"><text:s text:c="4"/>prixmultiples 110,</text:p>
      <text:p text:style-name="P3"/>
      <text:p text:style-name="P3"><text:s text:c="4"/>BOURGOGNE <text:s text:c="5"/>potin 50 vieillesgaleries 40 elephant 10;</text:p>
      <text:p text:style-name="P3"/>
      <text:p text:style-name="P3"/>
      <text:p text:style-name="P3"><text:s text:c="2"/><text:span text:style-name="T5">ROYET</text:span> <text:s text:c="2"/>110</text:p>
      <text:p text:style-name="P3"/>
      <text:p text:style-name="P3"><text:s text:c="4"/>BOURGOGNE <text:s text:c="5"/>croisement 70 superv 40;</text:p>
      <text:p text:style-name="P3"/>
      <text:p text:style-name="P3"/>
      <text:p text:style-name="P3"><text:span text:style-name="T5"><text:s text:c="2"/>IQUEL</text:span> 140</text:p>
      <text:p text:style-name="P3"/>
      <text:p text:style-name="P3"><text:soft-page-break/><text:s text:c="4"/>BEAUJOLAIS <text:s text:c="4"/>potin 90 ;</text:p>
      <text:p text:style-name="P3"/>
      <text:p text:style-name="P3"/>
      <text:p text:style-name="P3"><text:s text:c="2"/><text:span text:style-name="T5">ROBERT</text:span> 180</text:p>
      <text:p text:style-name="P3"/>
      <text:p text:style-name="P3"><text:s text:c="4"/>BEAUJOLAIS <text:s text:c="4"/>bouiboui 120 croisement 50,</text:p>
      <text:p text:style-name="P3"/>
      <text:p text:style-name="P3"><text:s text:c="4"/>superv 110;</text:p>
      <text:p text:style-name="P3"/>
      <text:p text:style-name="P3"/>
      <text:p text:style-name="P3"><text:s text:c="4"/><text:span text:style-name="T5">MENDES</text:span> 120</text:p>
      <text:p text:style-name="P3"/>
      <text:p text:style-name="P3"><text:s text:c="6"/>BEAUJOLAIS <text:s text:c="4"/>vieillesgaleries 50 <text:s/>prixmultiples 70 ,</text:p>
      <text:p text:style-name="P3"/>
      <text:p text:style-name="P3"><text:s text:c="6"/>prixmultiples 110,</text:p>
      <text:p text:style-name="P3"/>
      <text:p text:style-name="P3"><text:s text:c="6"/>BOURGOGNE <text:s text:c="5"/>potin 50 vieillesgaleries 40 elephant 10;</text:p>
      <text:p text:style-name="P3"/>
      <text:p text:style-name="P3"/>
      <text:p text:style-name="P3"><text:s text:c="4"/><text:span text:style-name="T5">MIOSSEC</text:span> <text:s text:c="2"/>110</text:p>
      <text:p text:style-name="P3"/>
      <text:p text:style-name="P3"><text:s text:c="6"/>BOURGOGNE <text:s text:c="5"/>croisement 70 superv 40;</text:p>
      <text:p text:style-name="P4"/>
      <text:p text:style-name="P4"><text:span text:style-name="T5"><text:s text:c="4"/>LAMARI</text:span> <text:s text:c="2"/>110</text:p>
      <text:p text:style-name="P4"/>
      <text:p text:style-name="P4"><text:s text:c="6"/>BOURGOGNE <text:s text:c="5"/>croisement 70 superv 40;</text:p>
      <text:p text:style-name="P3"/>
      <text:p text:style-name="P3"><text:s text:c="7"/>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9:24:39.018484043</meta:creation-date>
    <dc:date>2017-02-02T19:48:36.334125058</dc:date>
    <meta:editing-duration>PT20M52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4" meta:paragraph-count="86" meta:word-count="298" meta:character-count="2284" meta:non-whitespace-character-count="1725"/>
  </office:meta>
</office:document-meta>
</file>